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text-properties officeooo:rsid="000ea66b" officeooo:paragraph-rsid="00bea9e1"/>
    </style:style>
    <style:style style:name="P4" style:family="paragraph" style:parent-style-name="Text_20_body">
      <style:text-properties officeooo:rsid="000ea66b" officeooo:paragraph-rsid="00c194c1"/>
    </style:style>
    <style:style style:name="P5" style:family="paragraph" style:parent-style-name="Title">
      <style:text-properties officeooo:rsid="000294e1" officeooo:paragraph-rsid="000294e1"/>
    </style:style>
    <style:style style:name="P6" style:family="paragraph" style:parent-style-name="Subtitle">
      <style:text-properties officeooo:rsid="000294e1" officeooo:paragraph-rsid="000294e1"/>
    </style:style>
    <style:style style:name="P7" style:family="paragraph" style:parent-style-name="Standard">
      <style:text-properties officeooo:rsid="000294e1" officeooo:paragraph-rsid="00c790fb"/>
    </style:style>
    <style:style style:name="P8" style:family="paragraph" style:parent-style-name="Heading_20_1">
      <style:paragraph-properties fo:text-align="center" style:justify-single-word="false" fo:break-before="page"/>
      <style:text-properties officeooo:rsid="000ea66b" officeooo:paragraph-rsid="0021119c"/>
    </style:style>
    <style:style style:name="P9" style:family="paragraph" style:parent-style-name="Heading_20_1">
      <style:paragraph-properties fo:text-align="center" style:justify-single-word="false" fo:break-before="page"/>
      <style:text-properties officeooo:rsid="00bea9e1" officeooo:paragraph-rsid="00bea9e1"/>
    </style:style>
    <style:style style:name="P10" style:family="paragraph" style:parent-style-name="Heading_20_1">
      <style:paragraph-properties fo:text-align="center" style:justify-single-word="false" fo:break-before="page"/>
      <style:text-properties officeooo:rsid="00bea9e1" officeooo:paragraph-rsid="00c194c1"/>
    </style:style>
    <style:style style:name="P11" style:family="paragraph" style:parent-style-name="Heading_20_1">
      <style:paragraph-properties fo:text-align="center" style:justify-single-word="false" fo:break-before="page"/>
      <style:text-properties officeooo:rsid="00c0983f" officeooo:paragraph-rsid="00c0983f"/>
    </style:style>
    <style:style style:name="P12" style:family="paragraph" style:parent-style-name="Heading_20_1">
      <style:paragraph-properties fo:text-align="center" style:justify-single-word="false" fo:break-before="page"/>
      <style:text-properties officeooo:rsid="00c790fb" officeooo:paragraph-rsid="00c790fb"/>
    </style:style>
    <style:style style:name="P13" style:family="paragraph" style:parent-style-name="Heading_20_1">
      <style:paragraph-properties fo:text-align="center" style:justify-single-word="false" fo:break-before="page"/>
      <style:text-properties officeooo:rsid="00cfec07" officeooo:paragraph-rsid="00cfec07"/>
    </style:style>
    <style:style style:name="P14" style:family="paragraph" style:parent-style-name="Text_20_body">
      <style:text-properties officeooo:rsid="00c87550" officeooo:paragraph-rsid="00d6f67b"/>
    </style:style>
    <style:style style:name="P15" style:family="paragraph" style:parent-style-name="Text_20_body" style:list-style-name="L1">
      <style:paragraph-properties fo:margin-top="0in" fo:margin-bottom="0.0575in" loext:contextual-spacing="false"/>
      <style:text-properties officeooo:rsid="000344f8" officeooo:paragraph-rsid="000344f8"/>
    </style:style>
    <style:style style:name="P16" style:family="paragraph" style:parent-style-name="Text_20_body">
      <style:paragraph-properties fo:margin-top="0in" fo:margin-bottom="0in" loext:contextual-spacing="false"/>
      <style:text-properties officeooo:rsid="00cd4690" officeooo:paragraph-rsid="00cd4690"/>
    </style:style>
    <style:style style:name="P17" style:family="paragraph" style:parent-style-name="Text_20_body">
      <style:paragraph-properties fo:margin-top="0in" fo:margin-bottom="0in" loext:contextual-spacing="false"/>
      <style:text-properties officeooo:rsid="00cd4690" officeooo:paragraph-rsid="00ce575b"/>
    </style:style>
    <style:style style:name="P18" style:family="paragraph" style:parent-style-name="Text_20_body">
      <style:paragraph-properties fo:margin-top="0in" fo:margin-bottom="0in" loext:contextual-spacing="false"/>
      <style:text-properties officeooo:rsid="00cd4690" officeooo:paragraph-rsid="00cf96b9"/>
    </style:style>
    <style:style style:name="P19" style:family="paragraph" style:parent-style-name="Text_20_body">
      <style:paragraph-properties fo:margin-top="0in" fo:margin-bottom="0in" loext:contextual-spacing="false"/>
      <style:text-properties officeooo:rsid="00cd4690" officeooo:paragraph-rsid="00cfb6b6"/>
    </style:style>
    <style:style style:name="P20" style:family="paragraph" style:parent-style-name="Text_20_body">
      <style:paragraph-properties fo:margin-top="0in" fo:margin-bottom="0in" loext:contextual-spacing="false"/>
      <style:text-properties officeooo:rsid="00cd4690" officeooo:paragraph-rsid="00cfec07"/>
    </style:style>
    <style:style style:name="P21" style:family="paragraph" style:parent-style-name="Text_20_body" style:list-style-name="L2">
      <style:paragraph-properties fo:margin-top="0in" fo:margin-bottom="0in" loext:contextual-spacing="false"/>
      <style:text-properties officeooo:rsid="00d0c79b" officeooo:paragraph-rsid="00d33af3"/>
    </style:style>
    <style:style style:name="P22" style:family="paragraph" style:parent-style-name="Text_20_body" style:list-style-name="L2">
      <style:paragraph-properties fo:margin-top="0in" fo:margin-bottom="0in" loext:contextual-spacing="false"/>
      <style:text-properties officeooo:rsid="00d20d86" officeooo:paragraph-rsid="00d33af3"/>
    </style:style>
    <style:style style:name="P23" style:family="paragraph" style:parent-style-name="Text_20_body" style:list-style-name="L2">
      <style:paragraph-properties fo:margin-top="0in" fo:margin-bottom="0in" loext:contextual-spacing="false"/>
      <style:text-properties officeooo:rsid="00d20d86" officeooo:paragraph-rsid="00d670bd"/>
    </style:style>
    <style:style style:name="P24" style:family="paragraph" style:parent-style-name="Text_20_body" style:list-style-name="L2">
      <style:paragraph-properties fo:margin-top="0in" fo:margin-bottom="0in" loext:contextual-spacing="false"/>
      <style:text-properties officeooo:rsid="00d20d86" officeooo:paragraph-rsid="00d6f67b"/>
    </style:style>
    <style:style style:name="P25" style:family="paragraph" style:parent-style-name="Text_20_body" style:list-style-name="L2">
      <style:paragraph-properties fo:margin-top="0in" fo:margin-bottom="0in" loext:contextual-spacing="false"/>
      <style:text-properties officeooo:rsid="00d20d86" officeooo:paragraph-rsid="00dc457c"/>
    </style:style>
    <style:style style:name="P26" style:family="paragraph" style:parent-style-name="Text_20_body" style:list-style-name="L2">
      <style:paragraph-properties fo:margin-top="0in" fo:margin-bottom="0in" loext:contextual-spacing="false"/>
      <style:text-properties officeooo:rsid="00d20d86" officeooo:paragraph-rsid="00df8ea1"/>
    </style:style>
    <style:style style:name="P27" style:family="paragraph" style:parent-style-name="Text_20_body" style:list-style-name="L2">
      <style:paragraph-properties fo:margin-top="0in" fo:margin-bottom="0in" loext:contextual-spacing="false"/>
      <style:text-properties officeooo:rsid="00d32d7e" officeooo:paragraph-rsid="00d33af3"/>
    </style:style>
    <style:style style:name="P28" style:family="paragraph" style:parent-style-name="Text_20_body" style:list-style-name="L2">
      <style:paragraph-properties fo:margin-top="0in" fo:margin-bottom="0in" loext:contextual-spacing="false"/>
      <style:text-properties officeooo:rsid="00d32d7e" officeooo:paragraph-rsid="00dc457c"/>
    </style:style>
    <style:style style:name="P29" style:family="paragraph" style:parent-style-name="Text_20_body" style:list-style-name="L2">
      <style:paragraph-properties fo:margin-top="0in" fo:margin-bottom="0in" loext:contextual-spacing="false"/>
      <style:text-properties officeooo:rsid="00d33af3" officeooo:paragraph-rsid="00d33af3"/>
    </style:style>
    <style:style style:name="P30" style:family="paragraph" style:parent-style-name="Text_20_body" style:list-style-name="L2">
      <style:paragraph-properties fo:margin-top="0in" fo:margin-bottom="0in" loext:contextual-spacing="false"/>
      <style:text-properties officeooo:rsid="00d33af3" officeooo:paragraph-rsid="00d43b46"/>
    </style:style>
    <style:style style:name="P31" style:family="paragraph" style:parent-style-name="Text_20_body" style:list-style-name="L2">
      <style:paragraph-properties fo:margin-top="0in" fo:margin-bottom="0in" loext:contextual-spacing="false"/>
      <style:text-properties officeooo:rsid="00d43b46" officeooo:paragraph-rsid="00d43b46"/>
    </style:style>
    <style:style style:name="P32" style:family="paragraph" style:parent-style-name="Text_20_body" style:list-style-name="L2">
      <style:paragraph-properties fo:margin-top="0in" fo:margin-bottom="0in" loext:contextual-spacing="false"/>
      <style:text-properties officeooo:rsid="00d43b46" officeooo:paragraph-rsid="00d520bd"/>
    </style:style>
    <style:style style:name="P33" style:family="paragraph" style:parent-style-name="Text_20_body" style:list-style-name="L2">
      <style:paragraph-properties fo:margin-top="0in" fo:margin-bottom="0in" loext:contextual-spacing="false"/>
      <style:text-properties officeooo:rsid="00d520bd" officeooo:paragraph-rsid="00d520bd"/>
    </style:style>
    <style:style style:name="P34" style:family="paragraph" style:parent-style-name="Text_20_body" style:list-style-name="L2">
      <style:paragraph-properties fo:margin-top="0in" fo:margin-bottom="0in" loext:contextual-spacing="false"/>
      <style:text-properties officeooo:rsid="00d520bd" officeooo:paragraph-rsid="00df8ea1"/>
    </style:style>
    <style:style style:name="P35" style:family="paragraph" style:parent-style-name="Text_20_body" style:list-style-name="L2">
      <style:paragraph-properties fo:margin-top="0in" fo:margin-bottom="0in" loext:contextual-spacing="false"/>
      <style:text-properties officeooo:rsid="00d670bd" officeooo:paragraph-rsid="00d670bd"/>
    </style:style>
    <style:style style:name="P36" style:family="paragraph" style:parent-style-name="Text_20_body" style:list-style-name="L2">
      <style:paragraph-properties fo:margin-top="0in" fo:margin-bottom="0in" loext:contextual-spacing="false"/>
      <style:text-properties officeooo:rsid="00d71bad" officeooo:paragraph-rsid="00d71bad"/>
    </style:style>
    <style:style style:name="P37" style:family="paragraph" style:parent-style-name="Text_20_body" style:list-style-name="L2">
      <style:paragraph-properties fo:margin-top="0in" fo:margin-bottom="0in" loext:contextual-spacing="false"/>
      <style:text-properties officeooo:rsid="00dc457c" officeooo:paragraph-rsid="00dc457c"/>
    </style:style>
    <style:style style:name="P38" style:family="paragraph" style:parent-style-name="Text_20_body" style:list-style-name="L2">
      <style:paragraph-properties fo:margin-top="0in" fo:margin-bottom="0in" loext:contextual-spacing="false"/>
      <style:text-properties officeooo:rsid="00dc457c" officeooo:paragraph-rsid="00df1cf4"/>
    </style:style>
    <style:style style:name="P39" style:family="paragraph" style:parent-style-name="Text_20_body" style:list-style-name="L2">
      <style:paragraph-properties fo:margin-top="0in" fo:margin-bottom="0in" loext:contextual-spacing="false"/>
      <style:text-properties officeooo:rsid="00df1cf4" officeooo:paragraph-rsid="00df1cf4"/>
    </style:style>
    <style:style style:name="T1" style:family="text">
      <style:text-properties officeooo:rsid="000344f8"/>
    </style:style>
    <style:style style:name="T2" style:family="text">
      <style:text-properties officeooo:rsid="00083219"/>
    </style:style>
    <style:style style:name="T3" style:family="text">
      <style:text-properties officeooo:rsid="00c194c1"/>
    </style:style>
    <style:style style:name="T4" style:family="text">
      <style:text-properties officeooo:rsid="00c5f4b1"/>
    </style:style>
    <style:style style:name="T5" style:family="text">
      <style:text-properties officeooo:rsid="00c88457"/>
    </style:style>
    <style:style style:name="T6" style:family="text">
      <style:text-properties officeooo:rsid="00ca5e14"/>
    </style:style>
    <style:style style:name="T7" style:family="text">
      <style:text-properties officeooo:rsid="00ce575b"/>
    </style:style>
    <style:style style:name="T8" style:family="text">
      <style:text-properties officeooo:rsid="00cf96b9"/>
    </style:style>
    <style:style style:name="T9" style:family="text">
      <style:text-properties officeooo:rsid="00d32d7e"/>
    </style:style>
    <style:style style:name="T10" style:family="text">
      <style:text-properties officeooo:rsid="00d520bd"/>
    </style:style>
    <style:style style:name="T11" style:family="text">
      <style:text-properties officeooo:rsid="00d670bd"/>
    </style:style>
    <style:style style:name="T12" style:family="text">
      <style:text-properties officeooo:rsid="00d6f67b"/>
    </style:style>
    <style:style style:name="T13" style:family="text">
      <style:text-properties officeooo:rsid="00d71bad"/>
    </style:style>
    <style:style style:name="T14" style:family="text">
      <style:text-properties officeooo:rsid="00d97c33"/>
    </style:style>
    <style:style style:name="T15" style:family="text">
      <style:text-properties officeooo:rsid="00dc457c"/>
    </style:style>
    <style:style style:name="T16" style:family="text">
      <style:text-properties officeooo:rsid="00df1cf4"/>
    </style:style>
    <style:style style:name="T17" style:family="text">
      <style:text-properties officeooo:rsid="00df8ea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s Halo Whitepapers:</text:p>
      <text:p text:style-name="P6"><text:span text:style-name="T1">Halo 1 </text:span>Mapfiles</text:p>
      <text:p text:style-name="P1"/>
      <text:p text:style-name="P2"><text:tab/><text:span text:style-name="T4">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5662766829087954858" text:style-name="L1">
        <text:list-item>
          <text:p text:style-name="P15">PC/PC Demo/CE/Xbox Halo 1</text:p>
        </text:list-item>
        <text:list-item>
          <text:p text:style-name="P15">PC/Xbox Stubbs the Zombie</text:p>
        </text:list-item>
        <text:list-item>
          <text:p text:style-name="P15">PC/CE Resource maps</text:p>
        </text:list-item>
      </text:list>
      <text:p text:style-name="P2"><text:tab/><text:span text:style-name="T2">This whitepaper will not cover specific tag types in much detail,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8" text:outline-level="1">Mapfile overview</text:h>
      <text:h text:style-name="P13" text:outline-level="1">Resource maps</text:h>
      <text:p text:style-name="P20"/>
      <text:p text:style-name="P18">Halo CE <text:span text:style-name="T8">bitmap </text:span>tagpaths are in the format:<text:span text:style-name="T8"><text:tab/><text:tab/></text:span>path__<text:span text:style-name="T8">pixels</text:span></text:p>
      <text:p text:style-name="P19"><text:tab/>ex: <text:span text:style-name="T8">effects\particles\lens flare\bitmaps\flares_generic</text:span>__<text:span text:style-name="T8">pixels</text:span></text:p>
      <text:p text:style-name="P19"><text:tab/>ex: <text:span text:style-name="T8">effects\particles\lens flare\bitmaps\flares_generic</text:span></text:p>
      <text:p text:style-name="P18"/>
      <text:p text:style-name="P16">Halo CE <text:span text:style-name="T7">sound </text:span>tagpaths are in the format:<text:span text:style-name="T8"><text:tab/><text:tab/></text:span>path__permutations</text:p>
      <text:p text:style-name="P19"><text:tab/>ex: sound\sfx\impulse\coolant\enter_water__permutations</text:p>
      <text:p text:style-name="P19"><text:tab/>ex: sound\sfx\impulse\coolant\enter_water</text:p>
      <text:p text:style-name="P19"/>
      <text:p text:style-name="P19">Halo PC <text:span text:style-name="T8">bitmap</text:span> tagpaths are in the format:<text:span text:style-name="T8"><text:tab/><text:tab/></text:span>path__<text:span text:style-name="T8">bitmapindex</text:span></text:p>
      <text:p text:style-name="P19"><text:tab/>ex: <text:span text:style-name="T8">effects\particles\lens flare\bitmaps\flares_generic</text:span>_0</text:p>
      <text:p text:style-name="P16"/>
      <text:p text:style-name="P17">Halo PC <text:span text:style-name="T7">sound</text:span> tagpaths are in the format:<text:span text:style-name="T8"><text:tab/><text:tab/></text:span>path__pitchrange__permutation</text:p>
      <text:p text:style-name="P16"><text:tab/>ex: sound\sfx\impulse\coolant\enter_water__0__0</text:p>
      <text:h text:style-name="P9" text:outline-level="1">Reading bitmaps</text:h>
      <text:p text:style-name="P3"/>
      <text:h text:style-name="P9" text:outline-level="1">Reading sounds</text:h>
      <text:p text:style-name="P3"/>
      <text:h text:style-name="P9" text:outline-level="1">Reading models</text:h>
      <text:p text:style-name="P4"/>
      <text:h text:style-name="P10" text:outline-level="1">Reading <text:span text:style-name="T3">animations</text:span></text:h>
      <text:p text:style-name="P4"/>
      <text:h text:style-name="P11" text:outline-level="1">Lightmap (de)compression</text:h>
      <text:p text:style-name="P7"/>
      <text:h text:style-name="P12" text:outline-level="1"><text:span text:style-name="T6">Differences between m</text:span>etadata <text:span text:style-name="T6">and</text:span> tagdata</text:h>
      <text:p text:style-name="P14"><text:tab/>Aside <text:span text:style-name="T5">from the fact that most fields are big endian in tags and little endian in metadata, there are a few differences in the values of some of the fields for some of the tags. To convert metadata to tagdata, byteswap all fields(except forced little endian ones), and anything below for that tag type.</text:span></text:p>
      <text:list xml:id="list7528958596837572547" text:style-name="L2">
        <text:list-item>
          <text:p text:style-name="P21">actor_variant</text:p>
          <text:list>
            <text:list-item>
              <text:p text:style-name="P25">Multiply grenade_velocity by 30<text:span text:style-name="T11">.</text:span></text:p>
            </text:list-item>
          </text:list>
        </text:list-item>
        <text:list-item>
          <text:p text:style-name="P37">bitmap</text:p>
          <text:list>
            <text:list-item>
              <text:p text:style-name="P38">Accumulate all the pixel data from each bitmap into one <text:span text:style-name="T16">monolithic </text:span>chunk and put it in the processed_pixel_data RawdataRef struct.</text:p>
            </text:list-item>
            <text:list-item>
              <text:p text:style-name="P39">Change each bitmaps pixels_offset to reflect where it is now in the monolithic chunk.</text:p>
            </text:list-item>
          </text:list>
        </text:list-item>
        <text:list-item>
          <text:p text:style-name="P22">model_animations</text:p>
          <text:list>
            <text:list-item>
              <text:p text:style-name="P22">Byteswap frame_info, default_data, and frame data, but NOT compressed frame_data<text:span text:style-name="T11">.</text:span></text:p>
            </text:list-item>
          </text:list>
        </text:list-item>
        <text:list-item>
          <text:p text:style-name="P22">damage_effect / continuous_damage_effect</text:p>
          <text:list>
            <text:list-item>
              <text:p text:style-name="P22">Divide camera_shaking.wobble_function_period by 30<text:span text:style-name="T11">.</text:span></text:p>
            </text:list-item>
          </text:list>
        </text:list-item>
        <text:list-item>
          <text:p text:style-name="P22">glow</text:p>
          <text:list>
            <text:list-item>
              <text:p text:style-name="P24">Increment these fields by 1<text:span text:style-name="T12">:</text:span></text:p>
              <text:list>
                <text:list-item>
                  <text:p text:style-name="P24">particle_rotational_velocity</text:p>
                </text:list-item>
                <text:list-item>
                  <text:p text:style-name="P24">effect_rotational_velocity</text:p>
                </text:list-item>
                <text:list-item>
                  <text:p text:style-name="P24">effect_translational_velocity</text:p>
                </text:list-item>
                <text:list-item>
                  <text:p text:style-name="P24">particle_distance_to_object</text:p>
                </text:list-item>
                <text:list-item>
                  <text:p text:style-name="P24">particle_size, particle_color</text:p>
                </text:list-item>
              </text:list>
            </text:list-item>
          </text:list>
        </text:list-item>
        <text:list-item>
          <text:p text:style-name="P22">lens_flare</text:p>
          <text:list>
            <text:list-item>
              <text:p text:style-name="P22">Multiply corona_rotation.function_scale by pi/180<text:span text:style-name="T11">.</text:span></text:p>
            </text:list-item>
          </text:list>
        </text:list-item>
        <text:list-item>
          <text:p text:style-name="P27">light</text:p>
          <text:list>
            <text:list-item>
              <text:p text:style-name="P22"><text:span text:style-name="T9">Divide</text:span> <text:span text:style-name="T9">effect_parameters.duration</text:span> by 30<text:span text:style-name="T11">.</text:span></text:p>
            </text:list-item>
          </text:list>
        </text:list-item>
        <text:list-item>
          <text:p text:style-name="P27">globals</text:p>
          <text:list>
            <text:list-item>
              <text:p text:style-name="P27">Ensure a multiplayer_info reflexive entry exists(<text:span text:style-name="T15">gets pruned</text:span> from singleplayer and ui maps)<text:span text:style-name="T11">.</text:span></text:p>
            </text:list-item>
            <text:list-item>
              <text:p text:style-name="P28">Ensure a falling_damages reflexive entry exists(<text:span text:style-name="T15">gets pruned</text:span> from ui maps)<text:span text:style-name="T11">.</text:span></text:p>
            </text:list-item>
          </text:list>
        </text:list-item>
        <text:list-item>
          <text:p text:style-name="P29">meter</text:p>
          <text:list>
            <text:list-item>
              <text:p text:style-name="P30">Clear the stencil_bitmap and source_bitmap filepaths, as they WILL be invalid<text:span text:style-name="T11">.</text:span></text:p>
            </text:list-item>
          </text:list>
        </text:list-item>
        <text:list-item>
          <text:p text:style-name="P31">model / gbxmodel</text:p>
          <text:list>
            <text:list-item>
              <text:p text:style-name="P31">If the map is for CE, PC, or PC demo, swap the lod cutoffs and node counts around.</text:p>
              <text:p text:style-name="P32">Swap superlow with superhigh, and high with low.</text:p>
            </text:list-item>
            <text:list-item>
              <text:p text:style-name="P37">Inject the vertices and indices for each geometry into their respective reflexives.</text:p>
            </text:list-item>
          </text:list>
        </text:list-item>
        <text:list-item>
          <text:p text:style-name="P33">point_physics</text:p>
          <text:list>
            <text:list-item>
              <text:p text:style-name="P26"><text:span text:style-name="T9">Divide</text:span> <text:span text:style-name="T10">air_friction and water_friction by 10000.</text:span></text:p>
            </text:list-item>
          </text:list>
        </text:list-item>
        <text:list-item>
          <text:p text:style-name="P34"><text:soft-page-break/>p<text:span text:style-name="T17">rojectile</text:span></text:p>
          <text:list>
            <text:list-item>
              <text:p text:style-name="P26"><text:span text:style-name="T17">Multiply proj_attrs.physics.initial_velocity and proj_attrs.physics.final_velocity by 30.</text:span></text:p>
            </text:list-item>
          </text:list>
        </text:list-item>
        <text:list-item>
          <text:p text:style-name="P35">scenario</text:p>
          <text:list>
            <text:list-item>
              <text:p text:style-name="P23"><text:span text:style-name="T9">Divide</text:span> <text:span text:style-name="T11">the cutscene_title fade_in_time, up_time, and fade_out_time by 30.</text:span></text:p>
            </text:list-item>
            <text:list-item>
              <text:p text:style-name="P36">Byteswap<text:span text:style-name="T14"> the script_syntax_header and all script_nodes in the </text:span>script_syntax_data.</text:p>
            </text:list-item>
          </text:list>
        </text:list-item>
        <text:list-item>
          <text:p text:style-name="P35">sound</text:p>
          <text:list>
            <text:list-item>
              <text:p text:style-name="P35">Byteswap any sound samples with <text:span text:style-name="T13">16Bit </text:span>PCM encoding(encoding is set to "non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6T01:01:06.447000000</dc:date>
    <meta:editing-duration>P1DT13H34M14S</meta:editing-duration>
    <meta:editing-cycles>200</meta:editing-cycles>
    <meta:document-statistic meta:table-count="0" meta:image-count="0" meta:object-count="0" meta:page-count="10" meta:paragraph-count="64" meta:word-count="538" meta:character-count="3738" meta:non-whitespace-character-count="3292"/>
  </office:meta>
</office:document-meta>
</file>